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6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027cm"/>
    </style:style>
    <style:style style:name="co9" style:family="table-column">
      <style:table-column-properties fo:break-before="auto" style:column-width="6.087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2pt" fo:font-weight="bold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4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4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4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4" table:visibility="filter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4" table:visibility="filter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packt aus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4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4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5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4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5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4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4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5" table:visibility="filter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4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4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4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4" table:visibility="filter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4" table:visibility="filter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4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4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4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4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4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4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4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4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5" table:visibility="filter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5" table:visibility="filter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5" table:visibility="filter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4" table:visibility="filter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4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4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4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4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4" table:visibility="filter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4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4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4" table:visibility="filter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4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4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4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4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5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5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5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4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4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4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4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4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4" table:visibility="filter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4" table:visibility="filter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4" table:visibility="filter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4" table:visibility="filter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4" table:visibility="filter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4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5" table:visibility="filter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5" table:visibility="filter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4" table:visibility="filter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4" table:visibility="filter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5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5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5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5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5" table:visibility="filter">
          <table:table-cell office:value-type="string" calcext:value-type="string">
            <text:p>Raphael</text:p>
          </table:table-cell>
          <table:table-cell/>
          <table:table-cell office:value-type="string" calcext:value-type="string">
            <text:p>Homer und der Revolver</text:p>
          </table:table-cell>
        </table:table-row>
        <table:table-row table:style-name="ro5" table:visibility="filter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4" table:visibility="filter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4" table:visibility="filter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4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4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4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4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4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4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4" table:visibility="filter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4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4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4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4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4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4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4" table:visibility="filter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6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6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6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 table:number-rows-repeated="1048080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6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</table:table>
      <table:named-expressions/>
      <table:database-ranges>
        <table:database-range table:name="__Anonymous_Sheet_DB__0" table:target-range-address="Schreibhand.A1:Schreibhand.C485" table:display-filter-buttons="true">
          <table:filter>
            <table:filter-or>
              <table:filter-condition table:field-number="0" table:value="Skinner" table:operator="=">
                <table:filter-set-item table:value="Skinner"/>
                <table:filter-set-item table:value="Lisa"/>
              </table:filter-condition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3">00.00.0000</text:date>, <text:time style:data-style-name="N2" text:time-value="17:33:51.49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creation-date>2006-09-16T14:57:30</meta:creation-date>
    <dc:creator>Markus Flingelli</dc:creator>
    <dc:date>2014-09-13T17:34:16.489000000</dc:date>
    <meta:editing-cycles>266</meta:editing-cycles>
    <meta:editing-duration>PT14H23M25S</meta:editing-duration>
    <meta:document-statistic meta:table-count="2" meta:cell-count="1142" meta:object-count="0"/>
    <meta:user-defined meta:name="Info 1"/>
    <meta:user-defined meta:name="Info 2"/>
    <meta:user-defined meta:name="Info 3"/>
    <meta:user-defined meta:name="Info 4"/>
  </office:meta>
</office:document-meta>
</file>